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wiss" style:font-pitch="variable"/>
    <style:font-face style:name="Noto Sans TC" svg:font-family="'Noto Sans TC'" style:font-family-generic="swiss" style:font-pitch="variable"/>
    <style:font-face style:name="Noto Sans TC1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新細明體" svg:font-family="新細明體" style:font-family-generic="roman" style:font-pitch="variable"/>
    <style:font-face style:name="細明體" svg:font-family="細明體" style:font-family-generic="modern" style:font-pitch="fixed"/>
  </office:font-face-decls>
  <office:automatic-styles>
    <style:style style:name="P1" style:family="paragraph" style:parent-style-name="Heading_20_1">
      <style:text-properties style:font-name-asian="Noto Sans HK"/>
    </style:style>
    <style:style style:name="P2" style:family="paragraph" style:parent-style-name="Heading_20_1" style:list-style-name="">
      <style:paragraph-properties fo:text-align="center" style:justify-single-word="false"/>
      <style:text-properties officeooo:paragraph-rsid="0009f155" style:font-name-asian="Noto Sans HK"/>
    </style:style>
    <style:style style:name="P3" style:family="paragraph" style:parent-style-name="Heading_20_1">
      <style:paragraph-properties fo:break-before="page"/>
      <style:text-properties style:font-name-asian="Noto Sans HK"/>
    </style:style>
    <style:style style:name="P4" style:family="paragraph" style:parent-style-name="Standard">
      <style:text-properties officeooo:rsid="000dcfd3" officeooo:paragraph-rsid="000dcfd3"/>
    </style:style>
    <style:style style:name="P5" style:family="paragraph" style:parent-style-name="Subtitle">
      <style:text-properties fo:font-size="14pt" style:font-size-asian="14pt" style:font-size-complex="14pt"/>
    </style:style>
    <style:style style:name="P6" style:family="paragraph" style:parent-style-name="Title">
      <style:text-properties style:font-name="Noto Sans TC" style:font-name-asian="Noto Sans TC"/>
    </style:style>
    <style:style style:name="T1" style:family="text">
      <style:text-properties style:font-name="Liberation Sans" fo:font-size="18pt" fo:font-weight="bold" officeooo:rsid="0009f155" style:font-size-asian="18pt" style:font-weight-asian="bold" style:font-name-complex="Lucida Sans1" style:font-size-complex="18pt" style:font-weight-complex="bold"/>
    </style:style>
    <style:style style:name="T2" style:family="text">
      <style:text-properties style:font-name="Liberation Sans" fo:font-size="16pt" fo:font-weight="bold" style:font-name-asian="Noto Sans TC1" style:font-size-asian="16pt" style:font-weight-asian="bold" style:font-name-complex="Lucida Sans1" style:font-size-complex="16pt" style:font-weight-complex="bold"/>
    </style:style>
    <style:style style:name="T3" style:family="text">
      <style:text-properties style:font-name="Noto Sans TC" fo:font-size="16pt" fo:font-weight="normal" officeooo:rsid="000a2551" style:font-name-asian="Noto Sans TC" style:font-size-asian="16pt" style:font-weight-asian="normal" style:font-name-complex="Lucida Sans1" style:font-size-complex="16pt" style:font-weight-complex="normal"/>
    </style:style>
    <style:style style:name="T4" style:family="text">
      <style:text-properties style:font-name="Noto Sans TC" fo:font-size="16pt" fo:font-weight="normal" officeooo:rsid="000a278b" style:font-name-asian="Noto Sans TC" style:font-size-asian="16pt" style:font-weight-asian="normal" style:font-name-complex="Lucida Sans1" style:font-size-complex="16pt" style:font-weight-complex="normal"/>
    </style:style>
    <style:style style:name="T5" style:family="text">
      <style:text-properties style:font-name="Noto Sans TC" fo:font-size="16pt" fo:font-weight="normal" officeooo:rsid="000dcfd3" style:font-name-asian="Noto Sans TC" style:font-size-asian="16pt" style:font-weight-asian="normal" style:font-name-complex="Lucida Sans1" style:font-size-complex="16pt" style:font-weight-complex="normal"/>
    </style:style>
    <style:style style:name="T6" style:family="text">
      <style:text-properties style:font-name-complex="Lucida Sans1"/>
    </style:style>
    <style:style style:name="T7" style:family="text">
      <style:text-properties officeooo:rsid="0009f155" style:font-name-complex="Lucida Sans1"/>
    </style:style>
    <style:style style:name="T8" style:family="text">
      <style:text-properties officeooo:rsid="000fa374"/>
    </style:style>
    <style:style style:name="T9" style:family="text">
      <style:text-properties officeooo:rsid="0010fd58"/>
    </style:style>
    <style:style style:name="T10" style:family="text">
      <style:text-properties officeooo:rsid="001269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將軍旗</text:p>
      <text:p text:style-name="P5"><text:span text:style-name="T6">張亦頡（</text:span><text:span text:style-name="T7">112550033</text:span><text:span text:style-name="T6">）</text:span></text:p>
      <text:p text:style-name="P5"><text:span text:style-name="T6">蕭佳蘋（</text:span><text:span text:style-name="T7">111704035</text:span><text:span text:style-name="T6">）</text:span></text:p>
      <text:p text:style-name="P5"><text:span text:style-name="T6">藍逸薰（</text:span><text:span text:style-name="T7">111550017</text:span><text:span text:style-name="T6">）</text:span></text:p>
      <text:h text:style-name="P1" text:outline-level="1" text:is-list-header="true">需求規劃</text:h>
      <text:h text:style-name="Heading_20_2" text:outline-level="2">設計動機</text:h>
      <text:p text:style-name="Standard"><text:span text:style-name="T3">此遊戲包含了即時策略（R</text:span><text:span text:style-name="T4">eal </text:span><text:span text:style-name="T3">T</text:span><text:span text:style-name="T4">ime </text:span><text:span text:style-name="T3">S</text:span><text:span text:style-name="T4">trategy</text:span><text:span text:style-name="T3">）遊戲的精髓</text:span><text:span text:style-name="T4">，僅保留了軍隊調度、地圖控制以及戰術抗衡，而捨棄了傳統 RTS 遊戲中的建築系統、兵種制度以及資源採集的元素。</text:span><text:span text:style-name="T5">我們認為這個遊戲的實作複雜度適合此次期末專案的時長，進而選擇了這款遊戲進行再現。</text:span></text:p>
      <text:h text:style-name="Heading_20_2" text:outline-level="2">需求分析</text:h>
      <text:h text:style-name="Heading_20_3" text:outline-level="3">一、程式功能</text:h>
      <text:p text:style-name="P4">遊戲開始前需有遊戲大廳，需要能夠顯示有哪些玩家以及目前遊戲的設定，還有讓玩家可以自由組隊的功能。遊戲設定包含遊戲速度、場地大小、AI 人數、障礙物以及城市密度等等。遊戲開始後，在正常速度下，每秒會進行一回合。地圖由三種地形組成：空地、城市、山地，山地不可穿越。玩家們除了可以看到遊戲場地之外，也能夠在右上角看到所有玩家擁有的士兵數量以及領土大小。每回合伺服器會讀取每個玩家在佇列中最早的操作：選擇一塊地、將上面的所有士兵或是一半士兵往上下左右某個相鄰的方格移動。每過 <text:span text:style-name="T8">25 回合，已佔領的空地上的士兵數量會加一，已佔領的城市和王城則是每回合增加一個士兵。當士兵移動到未佔領的空地時，會留下一個士兵在佔領的空地上駐守；若是移動到非屬自己領地的格子時，則會嘗試佔領那個格子，若進攻的士兵數量大於該格子的士兵數量、則會佔領成功。每個玩家只能看到他們領地以及所有領地的九宮格範圍內的格子，在視野外的城市（不含王城）會顯示為灰階的山地。假設玩家A佔領了玩家Ｂ的王城，那玩家Ａ將會獲得玩家Ｂ所有的領土，但是原先為玩家Ｂ的士兵數量將會減半。當一個玩家被殲滅時，該玩家會進入旁觀者模式。在旁觀者模式下可以看見所有的格子。當除了一個隊伍以外的所有玩家都被殲滅時、遊戲結束，並且顯示每個玩家的數據。</text:span></text:p>
      <text:h text:style-name="Heading_20_3" text:outline-level="3">二、程式架構</text:h>
      <text:p text:style-name="Text_20_body">詳見<text:a xlink:type="simple" xlink:href="https://github.com/NYCU-Foxyy/labview2025-final-project" text:style-name="Internet_20_link" text:visited-style-name="Visited_20_Internet_20_Link"><text:span text:style-name="T9">專案 GitHub 連結</text:span></text:a><text:span text:style-name="T9">。</text:span></text:p>
      <text:h text:style-name="P2" text:outline-level="1"><text:span text:style-name="T1"/></text:h>
      <text:h text:style-name="P3" text:outline-level="1"><text:span text:style-name="T1">玩家說明</text:span></text:h>
      <text:h text:style-name="Heading_20_2" text:outline-level="2"><text:span text:style-name="T2">遊戲開始前</text:span></text:h>
      <text:p text:style-name="Text_20_body">玩家一開始會進入遊戲大廳，在這裡玩家可以自由選擇想要加入的隊伍以及切換準備狀態。第一個加入的玩家會是遊戲主持人。遊戲主持人可以在設定面板中調整遊戲設定。當所有玩家都進入準備狀態時，遊戲則會開始。</text:p>
      <text:p text:style-name="Text_20_body"><text:span text:style-name="T2">遊戲中</text:span></text:p>
      <text:p text:style-name="Text_20_body">在存活狀態的玩家每回合可以用滑鼠點擊指定一個格子，點擊一次代表控制該格全部的士兵、點擊兩次則是控制該格一半的士兵，並且用 <text:span text:style-name="T10">WASD 來控制上下左右。目前選擇的格子外圍會有白框顯示。每次用鍵盤移動之後，選定的格子將會跟著一起移動。按下鍵盤控制方向後，則會把該次操作放入操作佇列中。當進行下個回合時，則會在操作佇列中尋找時間最早的操作並且執行該操作。按下 Q 則可以清除佇列。</text:span></text:p>
      <text:p text:style-name="Text_20_body">玩家被殲滅後會出現一個視窗顯示王城是被誰佔領的，此時可以點擊該視窗上的關閉按鈕以關閉視窗。在旁觀者模式下，畫面上會有一個回到大廳的按鈕，按下之後可以回到大廳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wiss" style:font-pitch="variable"/>
    <style:font-face style:name="Noto Sans TC" svg:font-family="'Noto Sans TC'" style:font-family-generic="swiss" style:font-pitch="variable"/>
    <style:font-face style:name="Noto Sans TC1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新細明體" svg:font-family="新細明體" style:font-family-generic="roman" style:font-pitch="variable"/>
    <style:font-face style:name="細明體" svg:font-family="細明體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1" style:font-family-asian="'Noto Sans T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officeooo:rsid="0009f155" style:font-name-asian="新細明體" style:font-family-asian="新細明體" style:font-family-generic-asian="roman" style:font-pitch-asian="variable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0T16:13:40.095000000</meta:creation-date>
    <dc:date>2025-11-20T22:36:23.675000000</dc:date>
    <meta:editing-duration>PT12M1S</meta:editing-duration>
    <meta:editing-cycles>1</meta:editing-cycles>
    <meta:document-statistic meta:table-count="0" meta:image-count="0" meta:object-count="0" meta:page-count="2" meta:paragraph-count="18" meta:word-count="1065" meta:character-count="1127" meta:non-whitespace-character-count="1114"/>
    <meta:generator>LibreOffice/7.3.3.2$Windows_X86_64 LibreOffice_project/d1d0ea68f081ee2800a922cac8f79445e4603348</meta:generator>
  </office:meta>
</office:document-meta>
</file>